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8074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8074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8074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8074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8074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8074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8074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8074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8074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8074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8074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8074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8074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8074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8074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8074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8074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anuel Alejandro Malave Santaell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9/3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20962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Rafaela Aleman Boutt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08298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30.52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64" meta:non-whitespace-character-count="998"/>
    <meta:template xlink:type="simple" xlink:actuate="onRequest" xlink:title="Normal" xlink:href=""/>
  </office:meta>
</office:document-meta>
</file>